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0.5306in"/>
    </style:style>
    <style:style style:name="Table1.B" style:family="table-column">
      <style:table-column-properties style:column-width="3.6354in"/>
    </style:style>
    <style:style style:name="Table1.C" style:family="table-column">
      <style:table-column-properties style:column-width="2.334in"/>
    </style:style>
    <style:style style:name="Table1.1" style:family="table-row">
      <style:table-row-properties fo:keep-together="auto"/>
    </style:style>
    <style:style style:name="Table1.A1" style:family="table-cell">
      <style:table-cell-properties style:vertical-align="" fo:background-color="#f3f3f3" fo:padding="0.0694in" fo:border="1pt solid #000001">
        <style:background-image/>
      </style:table-cell-properties>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C2" style:family="table-cell">
      <style:table-cell-properties style:vertical-align="middle" fo:padding="0.0694in" fo:border="1pt solid #000001"/>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middle" fo:padding="0.0694in" fo:border="1pt solid #000001"/>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middle" fo:padding="0.0694in" fo:border="1pt solid #000001"/>
    </style:style>
    <style:style style:name="Table1.A5"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middle" fo:padding="0.0694in" fo:border="1pt solid #000001"/>
    </style:style>
    <style:style style:name="P1" style:family="paragraph" style:parent-style-name="Standard" style:list-style-name="WWNum1">
      <style:paragraph-properties fo:margin-left="0.5in" fo:margin-right="0in" fo:margin-top="0in" fo:margin-bottom="0in" loext:contextual-spacing="true" fo:line-height="138%" fo:text-indent="-0.25in" style:auto-text-indent="false" fo:padding="0in" fo:border="none"/>
    </style:style>
    <style:style style:name="P2"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3" style:family="paragraph" style:parent-style-name="Standard" style:list-style-name="WWNum1">
      <style:paragraph-properties fo:margin-left="1in" fo:margin-right="0in" fo:margin-top="0in" fo:margin-bottom="0in" loext:contextual-spacing="true" fo:line-height="138%" fo:text-indent="-0.25in" style:auto-text-indent="false" fo:padding="0in" fo:border="none"/>
    </style:style>
    <style:style style:name="P4" style:family="paragraph" style:parent-style-name="Standard" style:list-style-name="WWNum2">
      <style:paragraph-properties fo:margin-left="1in" fo:margin-right="0in" fo:margin-top="0in" fo:margin-bottom="0in" loext:contextual-spacing="true" fo:line-height="138%" fo:text-indent="-0.25in" style:auto-text-indent="false" fo:padding="0in" fo:border="none"/>
    </style:style>
    <style:style style:name="P5" style:family="paragraph" style:parent-style-name="Standard" style:list-style-name="WWNum2">
      <style:paragraph-properties fo:margin-left="1in" fo:margin-right="0in" fo:margin-top="0in" fo:margin-bottom="0in" loext:contextual-spacing="true" fo:text-indent="-0.25in" style:auto-text-indent="false" fo:padding="0in" fo:border="none"/>
    </style:style>
    <style:style style:name="P6" style:family="paragraph" style:parent-style-name="Standard">
      <style:paragraph-properties fo:margin-top="0in" fo:margin-bottom="0in" loext:contextual-spacing="false" fo:padding="0in" fo:border="none"/>
    </style:style>
    <style:style style:name="P7" style:family="paragraph" style:parent-style-name="Standard">
      <style:paragraph-properties fo:margin-top="0in" fo:margin-bottom="0in" loext:contextual-spacing="false" fo:line-height="100%" fo:text-align="center" style:justify-single-word="false" fo:orphans="0" fo:widows="0" fo:padding="0in" fo:border="none"/>
    </style:style>
    <style:style style:name="P8" style:family="paragraph" style:parent-style-name="Standard">
      <style:paragraph-properties fo:margin-top="0in" fo:margin-bottom="0in" loext:contextual-spacing="false" fo:line-height="100%" fo:orphans="0" fo:widows="0" fo:padding="0in" fo:border="none"/>
    </style:style>
    <style:style style:name="P9" style:family="paragraph" style:parent-style-name="Heading_20_2">
      <style:paragraph-properties fo:margin-top="0.139in" fo:margin-bottom="0in" loext:contextual-spacing="false" fo:padding="0in" fo:border="none"/>
    </style:style>
    <style:style style:name="P10" style:family="paragraph" style:parent-style-name="Heading_20_1">
      <style:paragraph-properties fo:margin-top="0.139in" fo:margin-bottom="0in" loext:contextual-spacing="false" fo:line-height="138%" fo:keep-together="auto" fo:padding="0in" fo:border="none" fo:keep-with-next="auto"/>
    </style:style>
    <style:style style:name="P11" style:family="paragraph" style:parent-style-name="Heading_20_1">
      <style:paragraph-properties fo:margin-top="0.139in" fo:margin-bottom="0in" loext:contextual-spacing="false" fo:line-height="138%" fo:text-align="justify" style:justify-single-word="false" fo:keep-together="auto" fo:padding="0in" fo:border="none" fo:keep-with-next="auto"/>
    </style:style>
    <style:style style:name="P12" style:family="paragraph" style:parent-style-name="Title" style:master-page-name="Standard">
      <style:paragraph-properties fo:margin-top="0in" fo:margin-bottom="0in" loext:contextual-spacing="false" style:page-number="1" fo:padding="0in" fo:border="non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8l2b3emubuu3"/>Actividad 2: Web scraping. JSON.</text:p>
      <text:p text:style-name="P10"><text:bookmark text:name="_v2phpxd2oecg"/><text:span text:style-name="T1">1. Instrucciones.</text:span></text:p>
      <text:list xml:id="list7894202715977678877" text:style-name="WWNum1">
        <text:list-item>
          <text:p text:style-name="P1">Implementar en Java las clases que se indican a continuación dentro de un proyecto Netbeans.</text:p>
        </text:list-item>
        <text:list-item>
          <text:p text:style-name="P1">Entregar dos archivos separados:</text:p>
          <text:list>
            <text:list-item>
              <text:p text:style-name="P3">Archivo PDF con las capturas de ejecución que se piden.</text:p>
            </text:list-item>
            <text:list-item>
              <text:p text:style-name="P3">Archivo ZIP que contenga la carpeta del proyecto Netbeans.</text:p>
            </text:list-item>
          </text:list>
        </text:list-item>
      </text:list>
      <text:p text:style-name="P11"><text:bookmark text:name="_j09edrtc1ioy"/><text:span text:style-name="T1">2. Programa.</text:span></text:p>
      <text:p text:style-name="P9"><text:bookmark text:name="_bjoz4mr0vs88"/>2.1. Web scraping.</text:p>
      <text:list xml:id="list6632886064441469447" text:style-name="WWNum2">
        <text:list-item>
          <text:p text:style-name="P2">Enlaces.</text:p>
          <text:list>
            <text:list-item>
              <text:p text:style-name="P5">Probar el código de la guía para una URL de Internet diferente y capturar el resultado que sale por consola.</text:p>
            </text:list-item>
          </text:list>
        </text:list-item>
        <text:list-item>
          <text:p text:style-name="P2">Imágenes.</text:p>
          <text:list>
            <text:list-item>
              <text:p text:style-name="P5">Probar el código de la guía.</text:p>
            </text:list-item>
            <text:list-item>
              <text:p text:style-name="P5">Ejecutarlo para tres URLs distintas de manera que para cada ejecución se capturará la vista en “Iconos muy grandes” de la carpeta imágenes. Para cada ejemplo, con una captura es suficiente.</text:p>
            </text:list-item>
          </text:list>
        </text:list-item>
        <text:list-item>
          <text:p text:style-name="P2">Buses.</text:p>
          <text:list>
            <text:list-item>
              <text:p text:style-name="P5">Implementar en ventana.</text:p>
            </text:list-item>
            <text:list-item>
              <text:p text:style-name="P5">Deberá existir una lista desplegable que permita elegir el número de línea.</text:p>
            </text:list-item>
            <text:list-item>
              <text:p text:style-name="P5">Capturar el resultado de ejecución para tres líneas.</text:p>
            </text:list-item>
          </text:list>
        </text:list-item>
        <text:list-item>
          <text:p text:style-name="P2">Tiempo.</text:p>
          <text:list>
            <text:list-item>
              <text:p text:style-name="P5">Implementar en ventana.</text:p>
            </text:list-item>
            <text:list-item>
              <text:p text:style-name="P5">Añadir la posibilidad de elegir entre las cuatro capitales de provincia gallegas.</text:p>
            </text:list-item>
            <text:list-item>
              <text:p text:style-name="P5">(OPCIONAL) Se pueden obtener las imágenes de los iconos del tiempo y mostrar JLabel.</text:p>
            </text:list-item>
            <text:list-item>
              <text:p text:style-name="P5">Capturar el resultado de ejecución para tres ciudades.</text:p>
            </text:list-item>
          </text:list>
        </text:list-item>
        <text:list-item>
          <text:p text:style-name="P2">Extraer información de alguna página diferente a las vistas.</text:p>
          <text:list>
            <text:list-item>
              <text:p text:style-name="P5">Deberá ejecutarse en ventana.</text:p>
            </text:list-item>
            <text:list-item>
              <text:p text:style-name="P5">Pueden obtenerse imágenes y mostrarse en elementos JLabel.</text:p>
            </text:list-item>
            <text:list-item>
              <text:p text:style-name="P5"><text:soft-page-break/>Capturar el resultado de la ejecución.</text:p>
            </text:list-item>
          </text:list>
        </text:list-item>
      </text:list>
      <text:p text:style-name="P9"><text:bookmark text:name="_lpwdjxsqwrs"/>2.2. JSON.</text:p>
      <text:list xml:id="list42108651028195" text:continue-numbering="true" text:style-name="WWNum2">
        <text:list-item>
          <text:p text:style-name="P2">Series y películas.</text:p>
          <text:list>
            <text:list-item>
              <text:p text:style-name="P5">Implementar en ventana.</text:p>
            </text:list-item>
            <text:list-item>
              <text:p text:style-name="P5">Deberá existir un campo de texto que permita elegir el título.</text:p>
            </text:list-item>
            <text:list-item>
              <text:p text:style-name="P5">Capturar resultado de ejecución para tres títulos diferentes.</text:p>
            </text:list-item>
          </text:list>
        </text:list-item>
        <text:list-item>
          <text:p text:style-name="P2">Tiempo.</text:p>
          <text:list>
            <text:list-item>
              <text:p text:style-name="P5">Capturar el resultado de ejecutar la clase del Anexo 2 de la guía.</text:p>
            </text:list-item>
          </text:list>
        </text:list-item>
        <text:list-item>
          <text:p text:style-name="P2">Buscar por Internet algún API JSON y extraer información. En caso de que no se encuentre ninguno, se elegir de la siguiente tabla según el número obtenido con el siguiente criterio:</text:p>
          <text:list>
            <text:list-item>
              <text:p text:style-name="P4">El número a elegir será el resto de dividir los dos últimos dígitos del número de equipo entre 4, y sumarle un uno. Por ejemplo, PC2505 → 5 mod 4 = 1 → n=2 (1+1)</text:p>
            </text:list-item>
          </text:list>
        </text:list-item>
      </text:list>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Nº</text:p>
          </table:table-cell>
          <table:table-cell table:style-name="Table1.A1" office:value-type="string">
            <text:p text:style-name="P7">URL</text:p>
          </table:table-cell>
          <table:table-cell table:style-name="Table1.A1" office:value-type="string">
            <text:p text:style-name="P7">Descripción</text:p>
          </table:table-cell>
        </table:table-row>
        <table:table-row table:style-name="Table1.1">
          <table:table-cell table:style-name="Table1.A2" office:value-type="string">
            <text:p text:style-name="P7">1</text:p>
          </table:table-cell>
          <table:table-cell table:style-name="Table1.B2" office:value-type="string">
            <text:p text:style-name="P8"><text:a xlink:type="simple" xlink:href="http://freegeoip.net/json/" text:style-name="Internet_20_link" text:visited-style-name="Visited_20_Internet_20_Link"><text:span text:style-name="T3">http://freegeoip.net/json/</text:span></text:a></text:p>
            <text:p text:style-name="P8"><text:a xlink:type="simple" xlink:href="http://freegeoip.net/json/8.8.8.8" text:style-name="Internet_20_link" text:visited-style-name="Visited_20_Internet_20_Link"><text:span text:style-name="T3">http://freegeoip.net/json/8.8.8.8</text:span></text:a></text:p>
            <text:p text:style-name="P8"><text:a xlink:type="simple" xlink:href="http://freegeoip.net/json/xunta.es" text:style-name="Internet_20_link" text:visited-style-name="Visited_20_Internet_20_Link"><text:span text:style-name="T3">http://freegeoip.net/json/xunta.es</text:span></text:a></text:p>
          </table:table-cell>
          <table:table-cell table:style-name="Table1.C2" office:value-type="string">
            <text:p text:style-name="P8">IP o dominio.</text:p>
          </table:table-cell>
        </table:table-row>
        <table:table-row table:style-name="Table1.1">
          <table:table-cell table:style-name="Table1.A3" office:value-type="string">
            <text:p text:style-name="P7">2</text:p>
          </table:table-cell>
          <table:table-cell table:style-name="Table1.B3" office:value-type="string">
            <text:p text:style-name="P8"><text:a xlink:type="simple" xlink:href="http://www.floatrates.com/daily/eur.json" text:style-name="Internet_20_link" text:visited-style-name="Visited_20_Internet_20_Link"><text:span text:style-name="T3">http://www.floatrates.com/daily/eur.json</text:span></text:a></text:p>
          </table:table-cell>
          <table:table-cell table:style-name="Table1.C3" office:value-type="string">
            <text:p text:style-name="P8">Cotización Euro</text:p>
          </table:table-cell>
        </table:table-row>
        <table:table-row table:style-name="Table1.1">
          <table:table-cell table:style-name="Table1.A4" office:value-type="string">
            <text:p text:style-name="P7">3</text:p>
          </table:table-cell>
          <table:table-cell table:style-name="Table1.B4" office:value-type="string">
            <text:p text:style-name="P8"><text:a xlink:type="simple" xlink:href="http://ip-api.com/json" text:style-name="Internet_20_link" text:visited-style-name="Visited_20_Internet_20_Link"><text:span text:style-name="T3">http://ip-api.com/json</text:span></text:a></text:p>
          </table:table-cell>
          <table:table-cell table:style-name="Table1.C4" office:value-type="string">
            <text:p text:style-name="P8">Geolocalización</text:p>
          </table:table-cell>
        </table:table-row>
        <table:table-row table:style-name="Table1.1">
          <table:table-cell table:style-name="Table1.A5" office:value-type="string">
            <text:p text:style-name="P7">4</text:p>
          </table:table-cell>
          <table:table-cell table:style-name="Table1.B5" office:value-type="string">
            <text:p text:style-name="P8"><text:a xlink:type="simple" xlink:href="http://netflixroulette.net/api/api.php?title=friends" text:style-name="Internet_20_link" text:visited-style-name="Visited_20_Internet_20_Link"><text:span text:style-name="T3">http://netflixroulette.net/api/api.php?title=friends</text:span></text:a></text:p>
            <text:p text:style-name="P8"><text:a xlink:type="simple" xlink:href="http://netflixroulette.net/api/api.php?title=lost" text:style-name="Internet_20_link" text:visited-style-name="Visited_20_Internet_20_Link"><text:span text:style-name="T3">http://netflixroulette.net/api/api.php?title=lost</text:span></text:a></text:p>
            <text:p text:style-name="P8"><text:a xlink:type="simple" xlink:href="http://netflixroulette.net/api/api.php?title=breaking%20bad" text:style-name="Internet_20_link" text:visited-style-name="Visited_20_Internet_20_Link"><text:span text:style-name="T3">http://netflixroulette.net/api/api.php?title=breaking%20bad</text:span></text:a></text:p>
          </table:table-cell>
          <table:table-cell table:style-name="Table1.C5" office:value-type="string">
            <text:p text:style-name="P8">Películas y series.</text:p>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54" meta:word-count="359" meta:character-count="2291" meta:non-whitespace-character-count="2016"/>
    <meta:generator>LibreOfficeDev/5.1.0.3$Linux_X86_64 LibreOffice_project/</meta:generator>
  </office:meta>
</office:document-meta>
</file>